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6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2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3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8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5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6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7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8" style:family="text">
      <style:text-properties style:font-name="Arimo" fo:letter-spacing="normal"/>
    </style:style>
    <style:style style:name="T9" style:family="text">
      <style:text-properties fo:letter-spacing="normal"/>
    </style:style>
    <style:style style:name="T10" style:family="text">
      <style:text-properties fo:letter-spacing="normal" style:font-name-asian="Arimo" style:font-size-asian="11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---------------------------------------------------------------------- [20190810_143505]</text:p>
      <text:p text:style-name="P1"><text:span text:style-name="T8">myself] res freeJVEMV6 52#7 29 / 52. </text:span><text:span text:style-name="T10">自然観察 </text:span><text:span text:style-name="T8">n.o. / 7. </text:span><text:span text:style-name="T10">鳥 </text:span><text:span text:style-name="T8">birds / </text:span><text:span text:style-name="T9">20190810_143505</text:span></text:p>
      <text:p text:style-name="P1"/>
      <text:list xml:id="list2642774513355037031" text:style-name="L1">
        <text:list-item>
          <text:p text:style-name="P11">オオルリ</text:p>
          <text:list>
            <text:list-item>
              <text:p text:style-name="P17"><text:span text:style-name="T1">search </text:span><text:span text:style-name="T3">https://www.youtube.com/results?search_query=</text:span><text:span text:style-name="T4">オオルリ</text:span><text:span text:style-name="T3">+</text:span><text:span text:style-name="T5">鳴き声</text:span> </text:p>
            </text:list-item>
          </text:list>
        </text:list-item>
        <text:list-item>
          <text:p text:style-name="P11">カワラヒワ</text:p>
          <text:list>
            <text:list-item>
              <text:p text:style-name="P11">search <text:span text:style-name="T6">https://www.youtube.com/results?search_query=カワラヒワ+</text:span><text:span text:style-name="T7">鳴き声</text:span> </text:p>
            </text:list-item>
          </text:list>
        </text:list-item>
      </text:list>
      <text:p text:style-name="P1"/>
      <text:p text:style-name="P2"/>
      <text:p text:style-name="P1">---------------------------------------------------------------------- [20190811_155416]</text:p>
      <text:list xml:id="list2696230308872560769" text:style-name="L2">
        <text:list-item>
          <text:p text:style-name="P20">ヤマセミ</text:p>
          <text:list>
            <text:list-item>
              <text:p text:style-name="P18"><text:span text:style-name="T1">search </text:span><text:span text:style-name="T3">https://www.youtube.com/results?search_query=</text:span><text:span text:style-name="T2">ヤマセミ</text:span><text:span text:style-name="T3">+</text:span><text:span text:style-name="T5">鳴き声</text:span> </text:p>
            </text:list-item>
          </text:list>
        </text:list-item>
        <text:list-item>
          <text:p text:style-name="P13"/>
        </text:list-item>
      </text:list>
      <text:p text:style-name="P4">[next]</text:p>
      <text:list xml:id="list1894867435122534601" text:style-name="L3">
        <text:list-item>
          <text:p text:style-name="P12">アカショウビン</text:p>
        </text:list-item>
      </text:list>
      <text:p text:style-name="P4">[/ 20190811_163851]</text:p>
      <text:p text:style-name="P3"/>
      <text:p text:style-name="P6">@@@</text:p>
      <text:p text:style-name="P1">---------------------------------------------------------------------- [XXX]</text:p>
      <text:list xml:id="list36590475" text:continue-list="list2642774513355037031" text:style-name="L1">
        <text:list-item>
          <text:p text:style-name="P14">XXX</text:p>
          <text:list>
            <text:list-item>
              <text:p text:style-name="P17"><text:span text:style-name="T1">search </text:span><text:span text:style-name="T3">https://www.youtube.com/results?search_query=XXX+</text:span><text:span text:style-name="T5">鳴き声</text:span> </text:p>
            </text:list-item>
          </text:list>
        </text:list-item>
      </text:list>
      <text:p text:style-name="P4"/>
      <text:p text:style-name="P4">[next]</text:p>
      <text:list xml:id="list5612028430355503289" text:style-name="L4">
        <text:list-item>
          <text:p text:style-name="P15"/>
        </text:list-item>
      </text:list>
      <text:p text:style-name="P4">[/ XXX]</text:p>
      <text:p text:style-name="P5"/>
      <text:p text:style-name="P1"><text:bookmark text:name="docs-internal-guid-1cabcd40-7fff-d9c7-98e5-1edb518e84d0"/>----------------------------------- [TEMPLATE]</text:p>
      <text:p text:style-name="P1">---------------------------------------------------------------------- [XXX]</text:p>
      <text:list xml:id="list36613914" text:continue-list="list36590475" text:style-name="L1">
        <text:list-item>
          <text:p text:style-name="P14">XXX</text:p>
          <text:list>
            <text:list-item>
              <text:p text:style-name="P17"><text:span text:style-name="T1">search </text:span><text:span text:style-name="T3">https://www.youtube.com/results?search_query=XXX+</text:span><text:span text:style-name="T5">鳴き声</text:span> </text:p>
            </text:list-item>
          </text:list>
        </text:list-item>
      </text:list>
      <text:p text:style-name="P4"/>
      <text:p text:style-name="P4">[next]</text:p>
      <text:list xml:id="list36596079" text:continue-list="list1894867435122534601" text:style-name="L3">
        <text:list-item>
          <text:p text:style-name="P16"/>
        </text:list-item>
      </text:list>
      <text:p text:style-name="P4">[/ XXX]</text:p>
      <text:p text:style-name="P4"/>
      <text:p text:style-name="P1">/----------------------------------- [/TEMPLATE]</text:p>
      <text:p text:style-name="Text_20_body"><text:soft-page-break/><text:span text:style-name="T1">---------------------------------------------------------------------- [docs] 20190810_144350</text:span><text:lin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7">---------------------------------------------------------------------- [steps] 20190810_150646</text:p>
      <text:list xml:id="list3515752995589355936" text:style-name="L5">
        <text:list-item>
          <text:p text:style-name="P9">build : list</text:p>
        </text:list-item>
        <text:list-item>
          <text:p text:style-name="P9">dl-ed files</text:p>
          <text:list>
            <text:list-item>
              <text:p text:style-name="P9">@C:\WORKS_2\Downloads\4k</text:p>
              <text:list>
                <text:list-item>
                  <text:p text:style-name="P9">change file name</text:p>
                </text:list-item>
                <text:list-item>
                  <text:p text:style-name="P9">move to : C:\WORKS_2\WS\WS_Others.JVEMV6\JVEMV6\52_nature-observation\7_birds\audios</text:p>
                </text:list-item>
              </text:list>
            </text:list-item>
            <text:list-item>
              <text:p text:style-name="P9">@C:\WORKS_2\WS\WS_Others.JVEMV6\JVEMV6\52_nature-observation\7_birds\audios</text:p>
              <text:list>
                <text:list-item>
                  <text:p text:style-name="P9">copy files</text:p>
                </text:list-item>
                <text:list-item>
                  <text:p text:style-name="P9">change file names : use → e.g. “96_ooruri_bc.mp3”</text:p>
                </text:list-item>
                <text:list-item>
                  <text:p text:style-name="P9">copy re-named files to → C:\WORKS_2\WS\WS_Others.JVEMV6\JVEMV6\52_nature-observation\7_birds\to_mobile\list_birds_20190810_151135</text:p>
                </text:list-item>
                <text:list-item>
                  <text:p text:style-name="P9"/>
                </text:list-item>
              </text:list>
            </text:list-item>
          </text:list>
        </text:list-item>
      </text:list>
      <text:p text:style-name="P7">/ ---------------------------------------------------------------------- [steps] 20190810_150646 /</text:p>
      <text:p text:style-name="P8">---------------------------------------------------------------------- [steps : closing] 20190810_155520</text:p>
      <text:list xml:id="list1361965933129362764" text:style-name="L6">
        <text:list-item>
          <text:p text:style-name="P10">iphone</text:p>
          <text:list>
            <text:list-item>
              <text:p text:style-name="P10">create : new playlist</text:p>
            </text:list-item>
          </text:list>
        </text:list-item>
        <text:list-item>
          <text:p text:style-name="P10">git</text:p>
          <text:list>
            <text:list-item>
              <text:p text:style-name="P10">console</text:p>
              <text:list>
                <text:list-item>
                  <text:p text:style-name="P10">p</text:p>
                </text:list-item>
                <text:list-item>
                  <text:p text:style-name="P10"/>
                </text:list-item>
              </text:list>
            </text:list-item>
          </text:list>
        </text:list-item>
        <text:list-item>
          <text:p text:style-name="P10">close apps</text:p>
          <text:list>
            <text:list-item>
              <text:p text:style-name="P10">openoffice</text:p>
              <text:list>
                <text:list-item>
                  <text:p text:style-name="P10">doc</text:p>
                </text:list-item>
                <text:list-item>
                  <text:p text:style-name="P10">sheet</text:p>
                </text:list-item>
              </text:list>
            </text:list-item>
            <text:list-item>
              <text:p text:style-name="P10">git</text:p>
            </text:list-item>
            <text:list-item>
              <text:p text:style-name="P10">itunes</text:p>
            </text:list-item>
            <text:list-item>
              <text:p text:style-name="P10"/>
            </text:list-item>
          </text:list>
        </text:list-item>
      </text:list>
      <text:p text:style-name="P8">/ ---------------------------------------------------------------------- [steps : closing] 20190810_155520 /</text:p>
      <text:p text:style-name="P8"/>
      <text:p text:style-name="P7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8-11T16:39:56.68</dc:date>
    <dc:creator>iwabuchi ken</dc:creator>
    <meta:editing-duration>PT2H15M11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2" meta:paragraph-count="52" meta:word-count="217" meta:character-count="2199"/>
  </office:meta>
</office:document-meta>
</file>